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000000" style:font-name="Loma" fo:font-size="10.5pt" style:font-name-asian="Loma" style:font-size-asian="10.5pt" style:font-size-complex="10.5pt"/>
    </style:style>
    <style:style style:name="P2" style:family="paragraph" style:parent-style-name="Standard">
      <style:paragraph-properties fo:margin-top="0in" fo:margin-bottom="0.1965in" loext:contextual-spacing="false" fo:line-height="100%"/>
      <style:text-properties fo:color="#000000" style:font-name="Loma" fo:font-size="10.5pt" officeooo:paragraph-rsid="000a7cff" style:font-name-asian="Loma" style:font-size-asian="10.5pt" style:font-size-complex="10.5pt"/>
    </style:style>
    <style:style style:name="P3" style:family="paragraph" style:parent-style-name="Standard">
      <style:paragraph-properties fo:margin-top="0in" fo:margin-bottom="0.1965in" loext:contextual-spacing="false" fo:line-height="100%"/>
      <style:text-properties fo:color="#000000" style:font-name="Loma" fo:font-size="10.5pt" officeooo:paragraph-rsid="000b4180" style:font-name-asian="Loma" style:font-size-asian="10.5pt" style:font-size-complex="10.5pt"/>
    </style:style>
    <style:style style:name="P4" style:family="paragraph" style:parent-style-name="Standard">
      <style:paragraph-properties fo:margin-top="0in" fo:margin-bottom="0.1965in" loext:contextual-spacing="false" fo:line-height="100%"/>
      <style:text-properties officeooo:paragraph-rsid="000b4180"/>
    </style:style>
    <style:style style:name="P5" style:family="paragraph" style:parent-style-name="Standard">
      <style:paragraph-properties fo:margin-top="0in" fo:margin-bottom="0.1965in" loext:contextual-spacing="false" fo:line-height="100%"/>
      <style:text-properties officeooo:rsid="000b4180" officeooo:paragraph-rsid="000b4180"/>
    </style:style>
    <style:style style:name="P6" style:family="paragraph" style:parent-style-name="Standard" style:master-page-name="">
      <style:paragraph-properties fo:margin-top="0in" fo:margin-bottom="0.1965in" loext:contextual-spacing="false" fo:line-height="100%" style:page-number="auto"/>
      <style:text-properties officeooo:paragraph-rsid="000a7cff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/>
      <style:text-properties fo:color="#000000" style:font-name="Loma" fo:font-size="10.5pt" style:font-name-asian="Loma" style:font-size-asian="10.5pt" style:font-size-complex="10.5pt"/>
    </style:style>
    <style:style style:name="P9" style:family="paragraph" style:parent-style-name="Text_20_body" style:list-style-name="L1">
      <style:paragraph-properties fo:line-height="100%"/>
      <style:text-properties fo:color="#000000" style:font-name="Loma" fo:font-size="10.5pt" style:font-name-asian="Loma" style:font-size-asian="10.5pt" style:font-size-complex="10.5pt"/>
    </style:style>
    <style:style style:name="P10" style:family="paragraph" style:parent-style-name="Text_20_body" style:list-style-name="L2">
      <style:paragraph-properties fo:line-height="100%"/>
      <style:text-properties fo:color="#000000" style:font-name="Loma" fo:font-size="10.5pt" style:font-name-asian="Loma" style:font-size-asian="10.5pt" style:font-size-complex="10.5pt"/>
    </style:style>
    <style:style style:name="P11" style:family="paragraph" style:parent-style-name="Text_20_body">
      <style:paragraph-properties fo:margin-top="0in" fo:margin-bottom="0in" loext:contextual-spacing="false" fo:line-height="100%"/>
    </style:style>
    <style:style style:name="P12" style:family="paragraph" style:parent-style-name="Text_20_body">
      <style:paragraph-properties fo:margin-top="0in" fo:margin-bottom="0in" loext:contextual-spacing="false" fo:line-height="100%"/>
      <style:text-properties fo:color="#000000" style:font-name="Loma" fo:font-size="10.5pt" style:font-name-asian="Loma" style:font-size-asian="10.5pt" style:font-size-complex="10.5pt"/>
    </style:style>
    <style:style style:name="P13" style:family="paragraph" style:parent-style-name="Text_20_body" style:list-style-name="L1">
      <style:paragraph-properties fo:margin-top="0in" fo:margin-bottom="0in" loext:contextual-spacing="false" fo:line-height="100%"/>
      <style:text-properties fo:color="#000000" style:font-name="Loma" fo:font-size="10.5pt" style:font-name-asian="Loma" style:font-size-asian="10.5pt" style:font-size-complex="10.5pt"/>
    </style:style>
    <style:style style:name="P14" style:family="paragraph" style:parent-style-name="Text_20_body" style:list-style-name="L2">
      <style:paragraph-properties fo:margin-top="0in" fo:margin-bottom="0in" loext:contextual-spacing="false" fo:line-height="100%"/>
      <style:text-properties fo:color="#000000" style:font-name="Loma" fo:font-size="10.5pt" style:font-name-asian="Loma" style:font-size-asian="10.5pt" style:font-size-complex="10.5pt"/>
    </style:style>
    <style:style style:name="P15" style:family="paragraph" style:parent-style-name="Preformatted_20_Text">
      <style:paragraph-properties fo:line-height="100%"/>
    </style:style>
    <style:style style:name="P16" style:family="paragraph" style:parent-style-name="Preformatted_20_Text">
      <style:paragraph-properties fo:line-height="100%"/>
      <style:text-properties fo:color="#000000" style:font-name="Loma" fo:font-size="10.5pt" style:font-name-asian="Loma" style:font-size-asian="10.5pt" style:font-size-complex="10.5pt"/>
    </style:style>
    <style:style style:name="P17" style:family="paragraph" style:parent-style-name="Preformatted_20_Text">
      <style:paragraph-properties fo:margin-top="0in" fo:margin-bottom="0.1965in" loext:contextual-spacing="false" fo:line-height="100%"/>
    </style:style>
    <style:style style:name="T1" style:family="text">
      <style:text-properties fo:font-variant="normal" fo:text-transform="none" fo:letter-spacing="normal" style:font-style-asian="normal" style:font-weight-asian="normal"/>
    </style:style>
    <style:style style:name="T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3" style:family="text">
      <style:text-properties fo:font-variant="normal" fo:text-transform="none" fo:color="#000000" style:font-name="Loma" fo:font-size="10.5pt" fo:letter-spacing="normal" style:font-name-asian="Loma" style:font-size-asian="10.5pt" style:font-style-asian="normal" style:font-weight-asian="normal" style:font-size-complex="10.5pt"/>
    </style:style>
    <style:style style:name="T4" style:family="text">
      <style:text-properties fo:font-variant="normal" fo:text-transform="none" fo:color="#000000" style:font-name="Loma" fo:font-size="10.5pt" fo:letter-spacing="normal" fo:font-weight="bold" style:font-name-asian="Loma" style:font-size-asian="10.5pt" style:font-style-asian="normal" style:font-weight-asian="bold" style:font-size-complex="10.5pt" style:font-weight-complex="bold"/>
    </style:style>
    <style:style style:name="T5" style:family="text">
      <style:text-properties fo:font-variant="normal" fo:text-transform="none" fo:color="#000000" style:font-name="Loma" fo:font-size="10.5pt" fo:letter-spacing="normal" fo:font-style="normal" fo:font-weight="normal" style:font-name-asian="Loma" style:font-size-asian="10.5pt" style:font-size-complex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Loma" fo:font-size="10.5pt" style:font-name-asian="Loma" style:font-size-asian="10.5pt" style:font-size-complex="10.5pt"/>
    </style:style>
    <style:style style:name="T8" style:family="text">
      <style:text-properties fo:color="#000000" style:font-name="Loma" fo:font-size="10.5pt" fo:font-weight="bold" style:font-name-asian="Loma" style:font-size-asian="10.5pt" style:font-weight-asian="bold" style:font-size-complex="10.5pt" style:font-weight-complex="bold"/>
    </style:style>
    <style:style style:name="T9" style:family="text">
      <style:text-properties fo:color="#000000" style:font-name="Loma" fo:font-size="10.5pt" fo:font-weight="normal" style:font-name-asian="Loma" style:font-size-asian="10.5pt" style:font-weight-asian="normal" style:font-size-complex="10.5pt" style:font-weight-complex="normal"/>
    </style:style>
    <style:style style:name="T10" style:family="text">
      <style:text-properties officeooo:rsid="000b418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一、 类型系统的作用<text:line-break/><text:line-break/>1. 错误检查、安全 <text:line-break/></text:span><text:span text:style-name="T3">有了类型系统以后就可以实现</text:span><text:span text:style-name="T4">类型安全</text:span><text:span text:style-name="T3">，这时候程序就变成了一个严格的数学证明过程，编译器可以机械地</text:span><text:span text:style-name="T4">验证程序某种程度的正确性，从而杜绝很多错误的发生</text:span><text:span text:style-name="T3">。</text:span><text:span text:style-name="T7"><text:line-break/></text:span><text:span text:style-name="T3">正面例子：</text:span><text:span text:style-name="T5">Haskell</text:span><text:span text:style-name="T3">、</text:span><text:span text:style-name="T5">Rust</text:span><text:span text:style-name="T7"><text:line-break/></text:span><text:span text:style-name="T3">反面例子：</text:span><text:span text:style-name="T5">C</text:span><text:span text:style-name="T3">，动态语言</text:span><text:span text:style-name="T7"><text:line-break/><text:line-break/>2. 程序验证<text:line-break/>这里只给个非常简单的说明。<text:line-break/>Curry-Howard同构简约版：<text:line-break/></text:span><text:span text:style-name="T7"><office:annotation><dc:date>2017-09-14T00:59:58.072582943</dc:date><text:p>HTML: &lt;/noscript&gt;</text:p></office:annotation></text:span><text:span text:style-name="T7"><draw:frame draw:style-name="fr1" draw:name="Image1" text:anchor-type="as-char" svg:width="2.1709in" svg:height="3.1217in" draw:z-index="0"><draw:image xlink:href="https://pic3.zhimg.com/5c45431675cc840028443400d34ea47a_b.jpg" xlink:type="simple" xlink:show="embed" xlink:actuate="onLoad"/></draw:frame></text:span><text:span text:style-name="T7"><text:line-break/>Dependent Type家族：Isabelle/HOL, Coq, Agda... <text:line-break/><text:line-break/>推荐阅读：</text:span><text:a xlink:type="simple" xlink:href="https://link.zhihu.com/?target=http%3A//book.douban.com/subject/1237544/" office:target-frame-name="_blank" xlink:show="new" text:style-name="Internet_20_link" text:visited-style-name="Visited_20_Internet_20_Link">面向计算机科学的数理逻辑 </text:a><text:span text:style-name="T7">和 </text:span><text:a xlink:type="simple" xlink:href="https://link.zhihu.com/?target=http%3A//www.seas.upenn.edu/%7Ecis500/current/sf/index.html" office:target-frame-name="_blank" xlink:show="new" text:style-name="Internet_20_link" text:visited-style-name="Visited_20_Internet_20_Link">Software Foundations</text:a><text:span text:style-name="T7"><text:line-break/><text:line-break/><text:tab/>* </text:span><text:span text:style-name="T5">Curry-Howard </text:span><text:span text:style-name="T3">同构的具体实现是详细研究如何把来自直觉逻辑的证明写成 </text:span><text:span text:style-name="T5">lambda </text:span><text:span text:style-name="T3">项。</text:span></text:p>
      <text:p text:style-name="P2"><text:span text:style-name="T1"><text:s/><text:tab/></text:span><text:span text:style-name="T2">Curry-Howard </text:span><text:span text:style-name="T1">同构可以在两个层面上看到，1. 类比层次，它声称一个函数计算出的值的<text:tab/>类型的<text:tab/>断言类比于一个逻辑定理，计算这个值的程序类比于这个定理的证明。</text:span></text:p>
      <text:p text:style-name="P3"><text:span text:style-name="T1"><text:tab/>2.更加正式的，它指定了在两个数学领域之间的同构，就是以一种特定方式形式化的自然<text:tab/>演绎，<text:tab/>和简单类型 </text:span><text:span text:style-name="T2">lambda </text:span><text:span text:style-name="T1">演算之间是双射，首先是证明和项，其次是证明归约步骤和 <text:tab/></text:span><text:span text:style-name="T2">beta </text:span><text:span text:style-name="T1">归约。</text:span><text:line-break/><text:line-break/>3. 文档化与工程能力</text:p>
      <text:p text:style-name="P5"><text:span text:style-name="T7">（答案都比较啰嗦，精简起来就是：（通过指定输入、输出的类型）</text:span><text:span text:style-name="T8">限定程序的工作范围，可以：快速了解正确的用途和用法，并根据正确的用途进行抽象、设计、开发。</text:span><text:span text:style-name="T9">）</text:span></text:p>
      <text:p text:style-name="P4"><text:soft-page-break/><text:span text:style-name="T7">一个强类型的编程语言比动态类型的语言更适合大规模软件的构建，哪怕不存在性能问题，但是同样取决于前两点。<text:line-break/>对于编译器来说能清楚程序的意图，对于人来说也是如此 。一个函数或者类似的东西，说白了就是一个映射关系，Python 中这些映射关系都是没有很明显的约束，要靠约定和默契才能维持，对大型软件来说这是不行的。一个优秀的强类型的程序，很多函数都不需要文档，光看函数申明就可以了。而在安全的前提下的抽象，也是不容易引发灾难的。</text:span></text:p>
      <text:p text:style-name="P4"><text:span text:style-name="T7">在安全的前提下，一个强大的类型系统的标准是抽象能力，能将程序中的很多东西纳入安全的类型系统中进行抽象，这在安全性的前提下又不损耗灵活性，甚至性能也能很优化。动态语言的抽象能力可以很强，但安全性和性能就不行了。<text:line-break/>泛型、高阶函数（闭包）、类型类、Monad、Lifetime（Rust） 属于这一块。</text:span></text:p>
      <text:p text:style-name="P4"><text:span text:style-name="T7"><text:line-break/>类型签名包含了约束信息，表达了函数的需求，甚至通过签名就猜到实现的方法！</text:span></text:p>
      <text:p text:style-name="P7"><text:span text:style-name="T7">一个“极端”的例子，有的haskell程序员喜欢根据类型签名去找函数实现，Neil Mitchell大神甚至做了个</text:span><text:span text:style-name="T8">搜索引擎(</text:span><text:a xlink:type="simple" xlink:href="https://link.zhihu.com/?target=https%3A//www.haskell.org/hoogle/" office:target-frame-name="_blank" xlink:show="new" text:style-name="Internet_20_link" text:visited-style-name="Visited_20_Internet_20_Link">Hoogle</text:a><text:span text:style-name="T8">)</text:span><text:span text:style-name="T7">来干这事。</text:span></text:p>
      <text:p text:style-name="P8">比如要把一个列表根据某个条件拆分成两个列表，根据需求写一个类型签名： (a -&gt; Bool) -&gt; [a] -&gt; ([a], [a]) ，放hoogle搜一下，出现了3个结果：break、sapn、partition。</text:p>
      <text:p text:style-name="P8"><text:line-break/>4. 程序效率<text:line-break/><text:span text:style-name="T6">动态类型不利于编译优化。</text:span> <text:line-break/><text:line-break/>如JavaScript中，运算中操作数的类型不会静态限定。在解释或编译产生的代码动态执行中，类型的判断、转换会提高复杂度。</text:p>
      <text:p text:style-name="P15"><text:span text:style-name="Source_20_Text"><text:span text:style-name="T7">// JavaScript减法操作的类型检查伪代码</text:span></text:span></text:p>
      <text:p text:style-name="P15"><text:span text:style-name="Source_20_Text"><text:span text:style-name="T7">a - b <text:s text:c="3"/>-&gt; ToNumber(a) - ToNumber(b) </text:span></text:span></text:p>
      <text:p text:style-name="P16"/>
      <text:p text:style-name="P15"><text:span text:style-name="Source_20_Text"><text:span text:style-name="T7">function ToNumber(x) {</text:span></text:span></text:p>
      <text:p text:style-name="P15"><text:span text:style-name="Source_20_Text"><text:span text:style-name="T7"><text:s text:c="4"/>switch(x.type) {</text:span></text:span></text:p>
      <text:p text:style-name="P15"><text:span text:style-name="Source_20_Text"><text:span text:style-name="T7"><text:s text:c="8"/>case NUMBER: return x;</text:span></text:span></text:p>
      <text:p text:style-name="P15"><text:span text:style-name="Source_20_Text"><text:span text:style-name="T7"><text:s text:c="8"/>case NULL: return 0;</text:span></text:span></text:p>
      <text:p text:style-name="P15"><text:span text:style-name="Source_20_Text"><text:span text:style-name="T7"><text:s text:c="8"/>case UNDEFINED: return NaN;</text:span></text:span></text:p>
      <text:p text:style-name="P15"><text:span text:style-name="Source_20_Text"><text:span text:style-name="T7"><text:s text:c="8"/>case TRUE: return 1;</text:span></text:span></text:p>
      <text:p text:style-name="P15"><text:span text:style-name="Source_20_Text"><text:span text:style-name="T7"><text:s text:c="8"/>case FALSE: return 0;</text:span></text:span></text:p>
      <text:p text:style-name="P15"><text:span text:style-name="Source_20_Text"><text:span text:style-name="T7"><text:s text:c="8"/>case STRING: return Str2Num(x); </text:span></text:span></text:p>
      <text:p text:style-name="P15"><text:span text:style-name="Source_20_Text"><text:span text:style-name="T7"><text:s text:c="8"/>case OBJECT: return Obj2Num(x):</text:span></text:span></text:p>
      <text:p text:style-name="P15"><text:span text:style-name="Source_20_Text"><text:span text:style-name="T7"><text:s text:c="4"/>}</text:span></text:span></text:p>
      <text:p text:style-name="P17"><text:span text:style-name="Source_20_Text"><text:span text:style-name="T7">}</text:span></text:span></text:p>
      <text:p text:style-name="P8"><text:soft-page-break/><text:line-break/>对于能够静态推导出的操作数，可以完全消除其动态运行时的类型检查；<text:line-break/>对于那些可以较高概率静态预测的类型，在JIT中为之生成一个快速的类型处理路径，可以减少不必要的类型检查。<text:line-break/><text:line-break/>动态类型的消除和快速路径的简化也为其他传统优化提供了机会：如高效的内存分配、循环级并行化等<text:line-break/><text:line-break/><text:line-break/>二、动态类型、弱类型语言的弥补措施<text:line-break/><text:line-break/>1. 开发策略<text:line-break/>测试，最大化覆盖，最大化自动化。<text:line-break/>设计模式：设计模式不只是”弥补语言表达式的不足“，也是为了不滥用它的表达力。<text:line-break/>其他工程经验。<text:line-break/><text:line-break/>2. 程序分析工具（可能与编译器集成）<text:line-break/>开发支持工具：</text:p>
      <text:list xml:id="list4939356187858110992" text:style-name="L1">
        <text:list-item>
          <text:p text:style-name="P13">模块的依赖分析；</text:p>
        </text:list-item>
        <text:list-item>
          <text:p text:style-name="P13">类型错误检查，如pychecker、pylint； </text:p>
        </text:list-item>
        <text:list-item>
          <text:p text:style-name="P13">内存泄露监测；</text:p>
        </text:list-item>
        <text:list-item>
          <text:p text:style-name="P13">代码风格检查；</text:p>
        </text:list-item>
        <text:list-item>
          <text:p text:style-name="P9">。。。</text:p>
        </text:list-item>
      </text:list>
      <text:p text:style-name="P8"><text:line-break/>编译优化工具：</text:p>
      <text:list xml:id="list3026883455003435574" text:style-name="L2">
        <text:list-item>
          <text:p text:style-name="P14">类型分析。比如为了做type guided optimization，Spidermonkey 对JavaScript进行类型推导[1]。 </text:p>
        </text:list-item>
        <text:list-item>
          <text:p text:style-name="P14">指向分析。动态类型也加大了指向分析的难度，D.Jang[7]开发了一个对JavaScript程序的指向分析，并用之来优化JavaScript程序的执行，但是精度有限。</text:p>
        </text:list-item>
        <text:list-item>
          <text:p text:style-name="P10">。。。</text:p>
        </text:list-item>
      </text:list>
      <text:p text:style-name="P11"><text:span text:style-name="T7"><text:line-break/>3. 改变现有的Type system<text:line-break/>如何把dynamic typing和static typing的优点相结合？<text:line-break/>2006年Indiana大学的Jeremyt提出了gradual typing（作者对gradual typing的介绍[2]） 。此后在dyanamic language中挂起一阵“混搭风”..<text:line-break/></text:span><text:a xlink:type="simple" xlink:href="https://link.zhihu.com/?target=https%3A//www.python.org/dev/peps/pep-0483/" office:target-frame-name="_blank" xlink:show="new" text:style-name="Internet_20_link" text:visited-style-name="Visited_20_Internet_20_Link">PEP 483</text:a><text:span text:style-name="T7"> [3] 提出给Python3.5加gradual typing支持(</text:span><text:span text:style-name="T7"><office:annotation><dc:date>2017-09-14T01:00:03.085381950</dc:date><text:p>/react-text</text:p></office:annotation></text:span><text:span text:style-name="T7"><office:annotation><dc:date>2017-09-14T01:00:03.085434848</dc:date><text:p>react-empty: 9</text:p></office:annotation></text:span><text:span text:style-name="T7">有一个翻译的版本</text:span><text:a xlink:type="simple" xlink:href="https://link.zhihu.com/?target=http%3A//lastmayday.org/The-Theory-of-Type-Hinting/" office:target-frame-name="_blank" xlink:show="new" text:style-name="Internet_20_link" text:visited-style-name="Visited_20_Internet_20_Link">The Theory of Type Hinting</text:a><text:span text:style-name="T7">），如</text:span></text:p>
      <text:p text:style-name="P15"><text:span text:style-name="Source_20_Text"><text:span text:style-name="T7">def add(x : int):</text:span></text:span></text:p>
      <text:p text:style-name="P17"><text:span text:style-name="Source_20_Text"><text:span text:style-name="T7"><text:s text:c="4"/>return x + 1</text:span></text:span></text:p>
      <text:p text:style-name="P12"><text:soft-page-break/><text:line-break/>像不像Scala？..<text:line-break/><text:line-break/>相关工作可以追溯到POPL 89上Martin Abadi等人的文章[4]。1991年Robert Cartwright提出的Soft typing[5]对后续的发展有很大影响。<text:line-break/><text:line-break/>利用可选的类型注解，可以使用静态类型检查；可以利用类型信息做编译优化<text:span text:style-name="T10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00:59:51.597525917</meta:creation-date>
    <dc:date>2017-09-14T01:23:05.545427629</dc:date>
    <meta:editing-duration>PT36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4" meta:paragraph-count="37" meta:word-count="1583" meta:character-count="2471" meta:non-whitespace-character-count="2239"/>
  </office:meta>
</office:document-meta>
</file>